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d320" draw:textarea-horizontal-align="justify" draw:textarea-vertical-align="middle" draw:auto-grow-height="false" fo:min-height="1.782cm" fo:min-width="5.59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5.338cm" fo:min-width="3.056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draw:custom-shape draw:style-name="gr1" draw:text-style-name="P3" draw:layer="layout" svg:width="6.096cm" svg:height="2.032cm" svg:x="9.906cm" svg:y="6.604cm">
          <text:p text:style-name="P2">mod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096cm" svg:height="2.032cm" svg:x="9.906cm" svg:y="10.414cm">
          <text:p text:style-name="P2">modB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6.002cm" svg:y1="7.62cm" svg:x2="17.526cm" svg:y2="7.62cm">
          <text:p/>
        </draw:line>
        <draw:line draw:style-name="gr2" draw:text-style-name="P4" draw:layer="layout" svg:x1="16.002cm" svg:y1="11.43cm" svg:x2="17.526cm" svg:y2="11.43cm">
          <text:p/>
        </draw:line>
        <draw:custom-shape draw:style-name="gr3" draw:text-style-name="P5" draw:layer="layout" svg:width="3.556cm" svg:height="5.588cm" svg:x="17.526cm" svg:y="6.858cm">
          <text:p text:style-name="P2">mod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00:01:53.995000000</meta:creation-date>
    <dc:date>2019-04-21T20:26:21.973000000</dc:date>
    <meta:editing-duration>PT4M42S</meta:editing-duration>
    <meta:editing-cycles>3</meta:editing-cycles>
    <meta:generator>LibreOffice/5.1.3.2$Windows_x86 LibreOffice_project/644e4637d1d8544fd9f56425bd6cec110e49301b</meta:generator>
    <meta:document-statistic meta:object-count="30"/>
  </office:meta>
</office:document-meta>
</file>